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  <style:style style:name="ce8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4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Hybri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– single_rounds ignore=0.05 –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 -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 – TAKE 2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5" calcext:value-type="float">
            <text:p>0.00055</text:p>
          </table:table-cell>
          <table:table-cell office:value-type="float" office:value="0.0117767" calcext:value-type="float">
            <text:p>0.0117767</text:p>
          </table:table-cell>
          <table:table-cell office:value-type="float" office:value="0.0108267" calcext:value-type="float">
            <text:p>0.0108267</text:p>
          </table:table-cell>
          <table:table-cell office:value-type="float" office:value="0.0107333" calcext:value-type="float">
            <text:p>0.0107333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  <table:table-cell table:number-columns-repeated="3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  <table:table-cell table:number-columns-repeated="10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office:value-type="float" office:value="0.0450133" calcext:value-type="float">
            <text:p>0.0450133</text:p>
          </table:table-cell>
          <table:table-cell table:number-columns-repeated="10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office:value-type="float" office:value="0.0495489" calcext:value-type="float">
            <text:p>0.0495489</text:p>
          </table:table-cell>
          <table:table-cell table:number-columns-repeated="17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table:number-columns-repeated="21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office:value-type="float" office:value="0.0518378" calcext:value-type="float">
            <text:p>0.0518378</text:p>
          </table:table-cell>
          <table:table-cell table:number-columns-repeated="22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9044" calcext:value-type="float">
            <text:p>0.009044</text:p>
          </table:table-cell>
          <table:table-cell table:style-name="ce2" office:value-type="float" office:value="0.008605" calcext:value-type="float">
            <text:p>0.008605</text:p>
          </table:table-cell>
          <table:table-cell table:style-name="ce2" office:value-type="float" office:value="0.0077671" calcext:value-type="float">
            <text:p>0.0077671</text:p>
          </table:table-cell>
          <table:table-cell table:style-name="ce2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2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2" office:value-type="float" office:value="0.0103475" calcext:value-type="float">
            <text:p>0.0103475</text:p>
          </table:table-cell>
          <table:table-cell table:number-columns-repeated="2"/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009446" calcext:value-type="float">
            <text:p>0.009446</text:p>
          </table:table-cell>
          <table:table-cell table:style-name="ce2" office:value-type="float" office:value="0.0084033" calcext:value-type="float">
            <text:p>0.0084033</text:p>
          </table:table-cell>
          <table:table-cell table:style-name="ce2" office:value-type="float" office:value="0.0079929" calcext:value-type="float">
            <text:p>0.0079929</text:p>
          </table:table-cell>
          <table:table-cell table:style-name="ce2" office:value-type="float" office:value="0.0078013" calcext:value-type="float">
            <text:p>0.0078013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10862" calcext:value-type="float">
            <text:p>0.010862</text:p>
          </table:table-cell>
          <table:table-cell table:style-name="ce2" office:value-type="float" office:value="0.0100833" calcext:value-type="float">
            <text:p>0.0100833</text:p>
          </table:table-cell>
          <table:table-cell table:style-name="ce2" office:value-type="float" office:value="0.0093514" calcext:value-type="float">
            <text:p>0.0093514</text:p>
          </table:table-cell>
          <table:table-cell table:style-name="ce2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2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2" office:value-type="float" office:value="0.0137112" calcext:value-type="float">
            <text:p>0.0137112</text:p>
          </table:table-cell>
          <table:table-cell table:number-columns-repeated="2"/>
          <table:table-cell table:style-name="ce2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2" office:value-type="float" office:value="0.0102187" calcext:value-type="float">
            <text:p>0.0102187</text:p>
          </table:table-cell>
          <table:table-cell table:number-columns-repeated="2"/>
          <table:table-cell table:style-name="ce2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2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2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2" office:value-type="float" office:value="0.0173388" calcext:value-type="float">
            <text:p>0.0173388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2" office:value-type="float" office:value="0.0139337" calcext:value-type="float">
            <text:p>0.0139337</text:p>
          </table:table-cell>
          <table:table-cell table:number-columns-repeated="2"/>
          <table:table-cell table:style-name="ce2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2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2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2" office:value-type="float" office:value="0.0214012" calcext:value-type="float">
            <text:p>0.0214012</text:p>
          </table:table-cell>
          <table:table-cell table:number-columns-repeated="2"/>
          <table:table-cell table:style-name="ce2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2" office:value-type="float" office:value="0.0177163" calcext:value-type="float">
            <text:p>0.0177163</text:p>
          </table:table-cell>
          <table:table-cell table:number-columns-repeated="2"/>
          <table:table-cell table:style-name="ce2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2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2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2" office:value-type="float" office:value="0.026095" calcext:value-type="float">
            <text:p>0.026095</text:p>
          </table:table-cell>
          <table:table-cell table:number-columns-repeated="2"/>
          <table:table-cell table:style-name="ce2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2" office:value-type="float" office:value="0.0219188" calcext:value-type="float">
            <text:p>0.0219188</text:p>
          </table:table-cell>
          <table:table-cell table:number-columns-repeated="2"/>
          <table:table-cell table:style-name="ce2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2" office:value-type="float" office:value="0.0208575" calcext:value-type="float">
            <text:p>0.0208575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111422" calcext:value-type="float">
            <text:p>0.0111422</text:p>
          </table:table-cell>
          <table:table-cell table:style-name="ce2" office:value-type="float" office:value="0.0093617" calcext:value-type="float">
            <text:p>0.0093617</text:p>
          </table:table-cell>
          <table:table-cell table:style-name="ce2" office:value-type="float" office:value="0.0084947" calcext:value-type="float">
            <text:p>0.0084947</text:p>
          </table:table-cell>
          <table:table-cell table:style-name="ce2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2" office:value-type="float" office:value="0.0036" calcext:value-type="float">
            <text:p>0.0036</text:p>
          </table:table-cell>
          <table:table-cell table:style-name="ce2" office:value-type="float" office:value="0.02649" calcext:value-type="float">
            <text:p>0.02649</text:p>
          </table:table-cell>
          <table:table-cell table:style-name="ce2" office:value-type="float" office:value="0.0270633" calcext:value-type="float">
            <text:p>0.0270633</text:p>
          </table:table-cell>
          <table:table-cell table:style-name="ce2" office:value-type="float" office:value="0.0284929" calcext:value-type="float">
            <text:p>0.0284929</text:p>
          </table:table-cell>
          <table:table-cell table:style-name="ce2" office:value-type="float" office:value="0.0301325" calcext:value-type="float">
            <text:p>0.0301325</text:p>
          </table:table-cell>
          <table:table-cell table:number-columns-repeated="2"/>
          <table:table-cell table:style-name="ce2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2" office:value-type="float" office:value="0.0262375" calcext:value-type="float">
            <text:p>0.0262375</text:p>
          </table:table-cell>
          <table:table-cell table:number-columns-repeated="2"/>
          <table:table-cell table:style-name="ce2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2" office:value-type="float" office:value="0.0247325" calcext:value-type="float">
            <text:p>0.0247325</text:p>
          </table:table-cell>
          <table:table-cell table:number-columns-repeated="2"/>
          <table:table-cell table:style-name="ce2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2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26474" calcext:value-type="float">
            <text:p>0.026474</text:p>
          </table:table-cell>
          <table:table-cell table:style-name="ce2" office:value-type="float" office:value="0.027275" calcext:value-type="float">
            <text:p>0.027275</text:p>
          </table:table-cell>
          <table:table-cell table:style-name="ce2" office:value-type="float" office:value="0.0287371" calcext:value-type="float">
            <text:p>0.0287371</text:p>
          </table:table-cell>
          <table:table-cell table:style-name="ce2" office:value-type="float" office:value="0.0303475" calcext:value-type="float">
            <text:p>0.0303475</text:p>
          </table:table-cell>
          <table:table-cell table:number-columns-repeated="2"/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25708" calcext:value-type="float">
            <text:p>0.025708</text:p>
          </table:table-cell>
          <table:table-cell table:style-name="ce2" office:value-type="float" office:value="0.0262717" calcext:value-type="float">
            <text:p>0.0262717</text:p>
          </table:table-cell>
          <table:table-cell table:style-name="ce2" office:value-type="float" office:value="0.0272029" calcext:value-type="float">
            <text:p>0.0272029</text:p>
          </table:table-cell>
          <table:table-cell table:style-name="ce2" office:value-type="float" office:value="0.0283137" calcext:value-type="float">
            <text:p>0.0283137</text:p>
          </table:table-cell>
          <table:table-cell table:number-columns-repeated="2"/>
          <table:table-cell table:style-name="ce2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2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2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2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2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2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0.0197489" calcext:value-type="float">
            <text:p>0.0197489</text:p>
          </table:table-cell>
          <table:table-cell table:style-name="ce2" office:value-type="float" office:value="0.0194317" calcext:value-type="float">
            <text:p>0.0194317</text:p>
          </table:table-cell>
          <table:table-cell table:style-name="ce2" office:value-type="float" office:value="0.0200133" calcext:value-type="float">
            <text:p>0.0200133</text:p>
          </table:table-cell>
          <table:table-cell table:style-name="ce2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tau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tau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tau Paired <text:s/>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tau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804" calcext:value-type="float">
            <text:p>0.009804</text:p>
          </table:table-cell>
          <table:table-cell office:value-type="float" office:value="0.0087417" calcext:value-type="float">
            <text:p>0.0087417</text:p>
          </table:table-cell>
          <table:table-cell office:value-type="float" office:value="0.0084671" calcext:value-type="float">
            <text:p>0.0084671</text:p>
          </table:table-cell>
          <table:table-cell office:value-type="float" office:value="0.0083113" calcext:value-type="float">
            <text:p>0.00831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92429" calcext:value-type="float">
            <text:p>0.0092429</text:p>
          </table:table-cell>
          <table:table-cell office:value-type="float" office:value="0.009105" calcext:value-type="float">
            <text:p>0.009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9802" calcext:value-type="float">
            <text:p>0.009802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0.0080729" calcext:value-type="float">
            <text:p>0.0080729</text:p>
          </table:table-cell>
          <table:table-cell office:value-type="float" office:value="0.0075625" calcext:value-type="float">
            <text:p>0.00756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89707" calcext:value-type="float">
            <text:p>0.0089707</text:p>
          </table:table-cell>
          <table:table-cell office:value-type="float" office:value="0.0087" calcext:value-type="float">
            <text:p>0.0087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09983" calcext:value-type="float">
            <text:p>0.0109983</text:p>
          </table:table-cell>
          <table:table-cell office:value-type="float" office:value="0.0111486" calcext:value-type="float">
            <text:p>0.0111486</text:p>
          </table:table-cell>
          <table:table-cell office:value-type="float" office:value="0.0112475" calcext:value-type="float">
            <text:p>0.01124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0.0116271" calcext:value-type="float">
            <text:p>0.0116271</text:p>
          </table:table-cell>
          <table:table-cell office:value-type="float" office:value="0.0117313" calcext:value-type="float">
            <text:p>0.01173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95333" calcext:value-type="float">
            <text:p>0.0095333</text:p>
          </table:table-cell>
          <table:table-cell office:value-type="float" office:value="0.0089971" calcext:value-type="float">
            <text:p>0.0089971</text:p>
          </table:table-cell>
          <table:table-cell office:value-type="float" office:value="0.0086388" calcext:value-type="float">
            <text:p>0.0086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0104783" calcext:value-type="float">
            <text:p>0.0104783</text:p>
          </table:table-cell>
          <table:table-cell office:value-type="float" office:value="0.0098373" calcext:value-type="float">
            <text:p>0.0098373</text:p>
          </table:table-cell>
          <table:table-cell office:value-type="float" office:value="0.0095878" calcext:value-type="float">
            <text:p>0.009587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376" calcext:value-type="float">
            <text:p>0.014376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42843" calcext:value-type="float">
            <text:p>0.0142843</text:p>
          </table:table-cell>
          <table:table-cell office:value-type="float" office:value="0.0144462" calcext:value-type="float">
            <text:p>0.01444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504" calcext:value-type="float">
            <text:p>0.014504</text:p>
          </table:table-cell>
          <table:table-cell office:value-type="float" office:value="0.014495" calcext:value-type="float">
            <text:p>0.014495</text:p>
          </table:table-cell>
          <table:table-cell office:value-type="float" office:value="0.0145571" calcext:value-type="float">
            <text:p>0.0145571</text:p>
          </table:table-cell>
          <table:table-cell office:value-type="float" office:value="0.0149225" calcext:value-type="float">
            <text:p>0.01492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1804" calcext:value-type="float">
            <text:p>0.011804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8563" calcext:value-type="float">
            <text:p>0.00985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.0115067" calcext:value-type="float">
            <text:p>0.0115067</text:p>
          </table:table-cell>
          <table:table-cell office:value-type="float" office:value="0.0110493" calcext:value-type="float">
            <text:p>0.0110493</text:p>
          </table:table-cell>
          <table:table-cell office:value-type="float" office:value="0.0110378" calcext:value-type="float">
            <text:p>0.0110378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7726" calcext:value-type="float">
            <text:p>0.017726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84271" calcext:value-type="float">
            <text:p>0.0184271</text:p>
          </table:table-cell>
          <table:table-cell office:value-type="float" office:value="0.0188412" calcext:value-type="float">
            <text:p>0.01884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181157" calcext:value-type="float">
            <text:p>0.0181157</text:p>
          </table:table-cell>
          <table:table-cell office:value-type="float" office:value="0.0190937" calcext:value-type="float">
            <text:p>0.01909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1975" calcext:value-type="float">
            <text:p>0.011975</text:p>
          </table:table-cell>
          <table:table-cell office:value-type="float" office:value="0.0117686" calcext:value-type="float">
            <text:p>0.0117686</text:p>
          </table:table-cell>
          <table:table-cell office:value-type="float" office:value="0.0114312" calcext:value-type="float">
            <text:p>0.01143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.0126833" calcext:value-type="float">
            <text:p>0.0126833</text:p>
          </table:table-cell>
          <table:table-cell office:value-type="float" office:value="0.012168" calcext:value-type="float">
            <text:p>0.012168</text:p>
          </table:table-cell>
          <table:table-cell office:value-type="float" office:value="0.0122078" calcext:value-type="float">
            <text:p>0.0122078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15917" calcext:value-type="float">
            <text:p>0.0215917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0242413" calcext:value-type="float">
            <text:p>0.02424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0.022475" calcext:value-type="float">
            <text:p>0.022475</text:p>
          </table:table-cell>
          <table:table-cell office:value-type="float" office:value="0.0239957" calcext:value-type="float">
            <text:p>0.0239957</text:p>
          </table:table-cell>
          <table:table-cell office:value-type="float" office:value="0.025315" calcext:value-type="float">
            <text:p>0.0253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4412" calcext:value-type="float">
            <text:p>0.014412</text:p>
          </table:table-cell>
          <table:table-cell office:value-type="float" office:value="0.0134683" calcext:value-type="float">
            <text:p>0.0134683</text:p>
          </table:table-cell>
          <table:table-cell office:value-type="float" office:value="0.0132486" calcext:value-type="float">
            <text:p>0.0132486</text:p>
          </table:table-cell>
          <table:table-cell office:value-type="float" office:value="0.0130638" calcext:value-type="float">
            <text:p>0.01306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.0138133" calcext:value-type="float">
            <text:p>0.0138133</text:p>
          </table:table-cell>
          <table:table-cell office:value-type="float" office:value="0.0135413" calcext:value-type="float">
            <text:p>0.0135413</text:p>
          </table:table-cell>
          <table:table-cell office:value-type="float" office:value="0.0138122" calcext:value-type="float">
            <text:p>0.0138122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854" calcext:value-type="float">
            <text:p>0.026854</text:p>
          </table:table-cell>
          <table:table-cell office:value-type="float" office:value="0.0283667" calcext:value-type="float">
            <text:p>0.0283667</text:p>
          </table:table-cell>
          <table:table-cell office:value-type="float" office:value="0.0300214" calcext:value-type="float">
            <text:p>0.0300214</text:p>
          </table:table-cell>
          <table:table-cell office:value-type="float" office:value="0.0313387" calcext:value-type="float">
            <text:p>0.03133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279983" calcext:value-type="float">
            <text:p>0.0279983</text:p>
          </table:table-cell>
          <table:table-cell office:value-type="float" office:value="0.0301557" calcext:value-type="float">
            <text:p>0.0301557</text:p>
          </table:table-cell>
          <table:table-cell office:value-type="float" office:value="0.0318125" calcext:value-type="float">
            <text:p>0.0318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15524" calcext:value-type="float">
            <text:p>0.015524</text:p>
          </table:table-cell>
          <table:table-cell office:value-type="float" office:value="0.0150167" calcext:value-type="float">
            <text:p>0.0150167</text:p>
          </table:table-cell>
          <table:table-cell office:value-type="float" office:value="0.0149571" calcext:value-type="float">
            <text:p>0.0149571</text:p>
          </table:table-cell>
          <table:table-cell office:value-type="float" office:value="0.0150862" calcext:value-type="float">
            <text:p>0.01508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.0151867" calcext:value-type="float">
            <text:p>0.0151867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6411" calcext:value-type="float">
            <text:p>0.0156411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0363217" calcext:value-type="float">
            <text:p>0.0363217</text:p>
          </table:table-cell>
          <table:table-cell office:value-type="float" office:value="0.0381729" calcext:value-type="float">
            <text:p>0.0381729</text:p>
          </table:table-cell>
          <table:table-cell office:value-type="float" office:value="0.039215" calcext:value-type="float">
            <text:p>0.0392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33776" calcext:value-type="float">
            <text:p>0.033776</text:p>
          </table:table-cell>
          <table:table-cell office:value-type="float" office:value="0.0356733" calcext:value-type="float">
            <text:p>0.0356733</text:p>
          </table:table-cell>
          <table:table-cell office:value-type="float" office:value="0.0381571" calcext:value-type="float">
            <text:p>0.0381571</text:p>
          </table:table-cell>
          <table:table-cell office:value-type="float" office:value="0.0397062" calcext:value-type="float">
            <text:p>0.039706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17078" calcext:value-type="float">
            <text:p>0.017078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0167271" calcext:value-type="float">
            <text:p>0.0167271</text:p>
          </table:table-cell>
          <table:table-cell office:value-type="float" office:value="0.0170013" calcext:value-type="float">
            <text:p>0.01700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0.0166183" calcext:value-type="float">
            <text:p>0.0166183</text:p>
          </table:table-cell>
          <table:table-cell office:value-type="float" office:value="0.016708" calcext:value-type="float">
            <text:p>0.016708</text:p>
          </table:table-cell>
          <table:table-cell office:value-type="float" office:value="0.0173578" calcext:value-type="float">
            <text:p>0.0173578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44955" calcext:value-type="float">
            <text:p>0.044955</text:p>
          </table:table-cell>
          <table:table-cell office:value-type="float" office:value="0.0468843" calcext:value-type="float">
            <text:p>0.0468843</text:p>
          </table:table-cell>
          <table:table-cell office:value-type="float" office:value="0.046375" calcext:value-type="float">
            <text:p>0.0463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41726" calcext:value-type="float">
            <text:p>0.041726</text:p>
          </table:table-cell>
          <table:table-cell office:value-type="float" office:value="0.0443683" calcext:value-type="float">
            <text:p>0.0443683</text:p>
          </table:table-cell>
          <table:table-cell office:value-type="float" office:value="0.0462529" calcext:value-type="float">
            <text:p>0.0462529</text:p>
          </table:table-cell>
          <table:table-cell office:value-type="float" office:value="0.0465262" calcext:value-type="float">
            <text:p>0.046526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18472" calcext:value-type="float">
            <text:p>0.018472</text:p>
          </table:table-cell>
          <table:table-cell office:value-type="float" office:value="0.018265" calcext:value-type="float">
            <text:p>0.018265</text:p>
          </table:table-cell>
          <table:table-cell office:value-type="float" office:value="0.0185929" calcext:value-type="float">
            <text:p>0.0185929</text:p>
          </table:table-cell>
          <table:table-cell office:value-type="float" office:value="0.0188588" calcext:value-type="float">
            <text:p>0.01885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.0181283" calcext:value-type="float">
            <text:p>0.0181283</text:p>
          </table:table-cell>
          <table:table-cell office:value-type="float" office:value="0.0184707" calcext:value-type="float">
            <text:p>0.0184707</text:p>
          </table:table-cell>
          <table:table-cell office:value-type="float" office:value="0.0192822" calcext:value-type="float">
            <text:p>0.019282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3788" calcext:value-type="float">
            <text:p>0.053788</text:p>
          </table:table-cell>
          <table:table-cell office:value-type="float" office:value="0.0550283" calcext:value-type="float">
            <text:p>0.0550283</text:p>
          </table:table-cell>
          <table:table-cell office:value-type="float" office:value="0.0547386" calcext:value-type="float">
            <text:p>0.0547386</text:p>
          </table:table-cell>
          <table:table-cell office:value-type="float" office:value="0.0525725" calcext:value-type="float">
            <text:p>0.05257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572467" calcext:value-type="float">
            <text:p>0.0572467</text:p>
          </table:table-cell>
          <table:table-cell office:value-type="float" office:value="0.0566357" calcext:value-type="float">
            <text:p>0.0566357</text:p>
          </table:table-cell>
          <table:table-cell office:value-type="float" office:value="0.0535475" calcext:value-type="float">
            <text:p>0.05354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0652" calcext:value-type="float">
            <text:p>0.020652</text:p>
          </table:table-cell>
          <table:table-cell office:value-type="float" office:value="0.0205133" calcext:value-type="float">
            <text:p>0.0205133</text:p>
          </table:table-cell>
          <table:table-cell office:value-type="float" office:value="0.0210657" calcext:value-type="float">
            <text:p>0.0210657</text:p>
          </table:table-cell>
          <table:table-cell office:value-type="float" office:value="0.0219137" calcext:value-type="float">
            <text:p>0.02191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0.0200017" calcext:value-type="float">
            <text:p>0.0200017</text:p>
          </table:table-cell>
          <table:table-cell office:value-type="float" office:value="0.0207427" calcext:value-type="float">
            <text:p>0.0207427</text:p>
          </table:table-cell>
          <table:table-cell office:value-type="float" office:value="0.0218144" calcext:value-type="float">
            <text:p>0.0218144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124" calcext:value-type="float">
            <text:p>0.07124</text:p>
          </table:table-cell>
          <table:table-cell office:value-type="float" office:value="0.068205" calcext:value-type="float">
            <text:p>0.068205</text:p>
          </table:table-cell>
          <table:table-cell office:value-type="float" office:value="0.06336" calcext:value-type="float">
            <text:p>0.06336</text:p>
          </table:table-cell>
          <table:table-cell office:value-type="float" office:value="0.0571888" calcext:value-type="float">
            <text:p>0.057188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69064" calcext:value-type="float">
            <text:p>0.069064</text:p>
          </table:table-cell>
          <table:table-cell office:value-type="float" office:value="0.0671033" calcext:value-type="float">
            <text:p>0.0671033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572125" calcext:value-type="float">
            <text:p>0.05721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22892" calcext:value-type="float">
            <text:p>0.02289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236629" calcext:value-type="float">
            <text:p>0.0236629</text:p>
          </table:table-cell>
          <table:table-cell office:value-type="float" office:value="0.0246313" calcext:value-type="float">
            <text:p>0.02463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0.021945" calcext:value-type="float">
            <text:p>0.021945</text:p>
          </table:table-cell>
          <table:table-cell office:value-type="float" office:value="0.0229453" calcext:value-type="float">
            <text:p>0.0229453</text:p>
          </table:table-cell>
          <table:table-cell office:value-type="float" office:value="0.0240233" calcext:value-type="float">
            <text:p>0.0240233</text:p>
          </table:table-cell>
          <table:table-cell table:number-columns-repeated="21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BASIC – single_rounds_rev WRONGimplem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5"/>
          <table:table-cell table:style-name="ce1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8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 table:number-columns-spanned="6" table:number-rows-spanned="1">
            <text:p>a0 EPL</text:p>
          </table:table-cell>
          <table:covered-table-cell table:number-columns-repeated="5" table:style-name="ce7"/>
          <table:table-cell table:number-columns-repeated="2"/>
          <table:table-cell table:style-name="ce4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7"/>
          <table:table-cell table:number-columns-repeated="6"/>
        </table:table-row>
        <table:table-row table:style-name="ro1">
          <table:table-cell table:style-name="ce5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5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4" office:value-type="string" calcext:value-type="string" table:number-columns-spanned="6" table:number-rows-spanned="1">
            <text:p>eta EPL</text:p>
          </table:table-cell>
          <table:covered-table-cell table:number-columns-repeated="5" table:style-name="ce7"/>
          <table:table-cell table:number-columns-repeated="14"/>
        </table:table-row>
        <table:table-row table:style-name="ro1">
          <table:table-cell table:style-name="ce5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8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8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8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8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4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MONOLITHIC -------- ignore = 0.0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0.08454" calcext:value-type="float">
            <text:p>0.08454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0.07388" calcext:value-type="float">
            <text:p>0.07388</text:p>
          </table:table-cell>
          <table:table-cell table:number-columns-repeated="7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9196" calcext:value-type="float">
            <text:p>0.09196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8756" calcext:value-type="float">
            <text:p>0.08756</text:p>
          </table:table-cell>
          <table:table-cell office:value-type="float" office:value="0.08296" calcext:value-type="float">
            <text:p>0.08296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9852" calcext:value-type="float">
            <text:p>0.09852</text:p>
          </table:table-cell>
          <table:table-cell office:value-type="float" office:value="0.09654" calcext:value-type="float">
            <text:p>0.09654</text:p>
          </table:table-cell>
          <table:table-cell office:value-type="float" office:value="0.09508" calcext:value-type="float">
            <text:p>0.09508</text:p>
          </table:table-cell>
          <table:table-cell office:value-type="float" office:value="0.09468" calcext:value-type="float">
            <text:p>0.09468</text:p>
          </table:table-cell>
          <table:table-cell table:number-columns-repeated="7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0788" calcext:value-type="float">
            <text:p>0.10788</text:p>
          </table:table-cell>
          <table:table-cell office:value-type="float" office:value="0.10664" calcext:value-type="float">
            <text:p>0.10664</text:p>
          </table:table-cell>
          <table:table-cell office:value-type="float" office:value="0.10552" calcext:value-type="float">
            <text:p>0.10552</text:p>
          </table:table-cell>
          <table:table-cell office:value-type="float" office:value="0.10762" calcext:value-type="float">
            <text:p>0.10762</text:p>
          </table:table-cell>
          <table:table-cell table:number-columns-repeated="7"/>
        </table:table-row>
        <table:table-row table:style-name="ro1">
          <table:table-cell office:value-type="float" office:value="0.0067" calcext:value-type="float">
            <text:p>0.0067</text:p>
          </table:table-cell>
          <table:table-cell office:value-type="float" office:value="0.11466" calcext:value-type="float">
            <text:p>0.11466</text:p>
          </table:table-cell>
          <table:table-cell office:value-type="float" office:value="0.11508" calcext:value-type="float">
            <text:p>0.11508</text:p>
          </table:table-cell>
          <table:table-cell office:value-type="float" office:value="0.11676" calcext:value-type="float">
            <text:p>0.11676</text:p>
          </table:table-cell>
          <table:table-cell office:value-type="float" office:value="0.12068" calcext:value-type="float">
            <text:p>0.12068</text:p>
          </table:table-cell>
          <table:table-cell table:number-columns-repeated="7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584" calcext:value-type="float">
            <text:p>0.12584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3224" calcext:value-type="float">
            <text:p>0.13224</text:p>
          </table:table-cell>
          <table:table-cell table:number-columns-repeated="7"/>
        </table:table-row>
        <table:table-row table:style-name="ro1">
          <table:table-cell office:value-type="float" office:value="0.0069" calcext:value-type="float">
            <text:p>0.0069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13512" calcext:value-type="float">
            <text:p>0.13512</text:p>
          </table:table-cell>
          <table:table-cell office:value-type="float" office:value="0.14266" calcext:value-type="float">
            <text:p>0.14266</text:p>
          </table:table-cell>
          <table:table-cell office:value-type="float" office:value="0.14704" calcext:value-type="float">
            <text:p>0.14704</text:p>
          </table:table-cell>
          <table:table-cell table:number-columns-repeated="7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138" calcext:value-type="float">
            <text:p>0.14138</text:p>
          </table:table-cell>
          <table:table-cell office:value-type="float" office:value="0.14996" calcext:value-type="float">
            <text:p>0.14996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1662" calcext:value-type="float">
            <text:p>0.1662</text:p>
          </table:table-cell>
          <table:table-cell table:number-columns-repeated="7"/>
        </table:table-row>
        <table:table-row table:style-name="ro1">
          <table:table-cell office:value-type="float" office:value="0.0071" calcext:value-type="float">
            <text:p>0.0071</text:p>
          </table:table-cell>
          <table:table-cell office:value-type="float" office:value="0.15578" calcext:value-type="float">
            <text:p>0.15578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6988" calcext:value-type="float">
            <text:p>0.16988</text:p>
          </table:table-cell>
          <table:table-cell office:value-type="float" office:value="0.18126" calcext:value-type="float">
            <text:p>0.18126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0.10068" calcext:value-type="float">
            <text:p>0.10068</text:p>
          </table:table-cell>
          <table:table-cell office:value-type="float" office:value="0.10098" calcext:value-type="float">
            <text:p>0.10098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116" calcext:value-type="float">
            <text:p>0.10116</text:p>
          </table:table-cell>
          <table:table-cell table:number-columns-repeated="7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932" calcext:value-type="float">
            <text:p>0.10932</text:p>
          </table:table-cell>
          <table:table-cell office:value-type="float" office:value="0.11014" calcext:value-type="float">
            <text:p>0.11014</text:p>
          </table:table-cell>
          <table:table-cell office:value-type="float" office:value="0.11284" calcext:value-type="float">
            <text:p>0.11284</text:p>
          </table:table-cell>
          <table:table-cell office:value-type="float" office:value="0.11504" calcext:value-type="float">
            <text:p>0.11504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11574" calcext:value-type="float">
            <text:p>0.11574</text:p>
          </table:table-cell>
          <table:table-cell office:value-type="float" office:value="0.12218" calcext:value-type="float">
            <text:p>0.12218</text:p>
          </table:table-cell>
          <table:table-cell office:value-type="float" office:value="0.12248" calcext:value-type="float">
            <text:p>0.12248</text:p>
          </table:table-cell>
          <table:table-cell office:value-type="float" office:value="0.12928" calcext:value-type="float">
            <text:p>0.12928</text:p>
          </table:table-cell>
          <table:table-cell table:number-columns-repeated="7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2862" calcext:value-type="float">
            <text:p>0.12862</text:p>
          </table:table-cell>
          <table:table-cell office:value-type="float" office:value="0.13164" calcext:value-type="float">
            <text:p>0.13164</text:p>
          </table:table-cell>
          <table:table-cell office:value-type="float" office:value="0.14108" calcext:value-type="float">
            <text:p>0.14108</text:p>
          </table:table-cell>
          <table:table-cell table:number-columns-repeated="7"/>
        </table:table-row>
        <table:table-row table:style-name="ro1">
          <table:table-cell office:value-type="float" office:value="0.0067" calcext:value-type="float">
            <text:p>0.0067</text:p>
          </table:table-cell>
          <table:table-cell office:value-type="float" office:value="0.13294" calcext:value-type="float">
            <text:p>0.13294</text:p>
          </table:table-cell>
          <table:table-cell office:value-type="float" office:value="0.14136" calcext:value-type="float">
            <text:p>0.14136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15818" calcext:value-type="float">
            <text:p>0.15818</text:p>
          </table:table-cell>
          <table:table-cell table:number-columns-repeated="7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4244" calcext:value-type="float">
            <text:p>0.14244</text:p>
          </table:table-cell>
          <table:table-cell office:value-type="float" office:value="0.15296" calcext:value-type="float">
            <text:p>0.15296</text:p>
          </table:table-cell>
          <table:table-cell office:value-type="float" office:value="0.16248" calcext:value-type="float">
            <text:p>0.16248</text:p>
          </table:table-cell>
          <table:table-cell office:value-type="float" office:value="0.17434" calcext:value-type="float">
            <text:p>0.17434</text:p>
          </table:table-cell>
          <table:table-cell table:number-columns-repeated="7"/>
        </table:table-row>
        <table:table-row table:style-name="ro1">
          <table:table-cell office:value-type="float" office:value="0.0069" calcext:value-type="float">
            <text:p>0.0069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0.16534" calcext:value-type="float">
            <text:p>0.16534</text:p>
          </table:table-cell>
          <table:table-cell office:value-type="float" office:value="0.17704" calcext:value-type="float">
            <text:p>0.17704</text:p>
          </table:table-cell>
          <table:table-cell office:value-type="float" office:value="0.19156" calcext:value-type="float">
            <text:p>0.19156</text:p>
          </table:table-cell>
          <table:table-cell table:number-columns-repeated="7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6394" calcext:value-type="float">
            <text:p>0.16394</text:p>
          </table:table-cell>
          <table:table-cell office:value-type="float" office:value="0.17792" calcext:value-type="float">
            <text:p>0.1779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082" calcext:value-type="float">
            <text:p>0.2108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11196" calcext:value-type="float">
            <text:p>0.11196</text:p>
          </table:table-cell>
          <table:table-cell office:value-type="float" office:value="0.11014" calcext:value-type="float">
            <text:p>0.11014</text:p>
          </table:table-cell>
          <table:table-cell office:value-type="float" office:value="0.11376" calcext:value-type="float">
            <text:p>0.11376</text:p>
          </table:table-cell>
          <table:table-cell office:value-type="float" office:value="0.12116" calcext:value-type="float">
            <text:p>0.12116</text:p>
          </table:table-cell>
          <table:table-cell table:number-columns-repeated="7"/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0.11866" calcext:value-type="float">
            <text:p>0.11866</text:p>
          </table:table-cell>
          <table:table-cell office:value-type="float" office:value="0.12194" calcext:value-type="float">
            <text:p>0.12194</text:p>
          </table:table-cell>
          <table:table-cell office:value-type="float" office:value="0.12652" calcext:value-type="float">
            <text:p>0.12652</text:p>
          </table:table-cell>
          <table:table-cell office:value-type="float" office:value="0.13582" calcext:value-type="float">
            <text:p>0.13582</text:p>
          </table:table-cell>
          <table:table-cell table:number-columns-repeated="7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2746" calcext:value-type="float">
            <text:p>0.12746</text:p>
          </table:table-cell>
          <table:table-cell office:value-type="float" office:value="0.13198" calcext:value-type="float">
            <text:p>0.13198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794" calcext:value-type="float">
            <text:p>0.14794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4496" calcext:value-type="float">
            <text:p>0.14496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16852" calcext:value-type="float">
            <text:p>0.16852</text:p>
          </table:table-cell>
          <table:table-cell table:number-columns-repeated="7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4628" calcext:value-type="float">
            <text:p>0.14628</text:p>
          </table:table-cell>
          <table:table-cell office:value-type="float" office:value="0.15918" calcext:value-type="float">
            <text:p>0.15918</text:p>
          </table:table-cell>
          <table:table-cell office:value-type="float" office:value="0.16682" calcext:value-type="float">
            <text:p>0.16682</text:p>
          </table:table-cell>
          <table:table-cell office:value-type="float" office:value="0.1838" calcext:value-type="float">
            <text:p>0.1838</text:p>
          </table:table-cell>
          <table:table-cell table:number-columns-repeated="7"/>
        </table:table-row>
        <table:table-row table:style-name="ro1">
          <table:table-cell office:value-type="float" office:value="0.0067" calcext:value-type="float">
            <text:p>0.0067</text:p>
          </table:table-cell>
          <table:table-cell office:value-type="float" office:value="0.15666" calcext:value-type="float">
            <text:p>0.15666</text:p>
          </table:table-cell>
          <table:table-cell office:value-type="float" office:value="0.16968" calcext:value-type="float">
            <text:p>0.16968</text:p>
          </table:table-cell>
          <table:table-cell office:value-type="float" office:value="0.18472" calcext:value-type="float">
            <text:p>0.18472</text:p>
          </table:table-cell>
          <table:table-cell office:value-type="float" office:value="0.2012" calcext:value-type="float">
            <text:p>0.2012</text:p>
          </table:table-cell>
          <table:table-cell table:number-columns-repeated="7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6616" calcext:value-type="float">
            <text:p>0.16616</text:p>
          </table:table-cell>
          <table:table-cell office:value-type="float" office:value="0.18002" calcext:value-type="float">
            <text:p>0.18002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2232" calcext:value-type="float">
            <text:p>0.22232</text:p>
          </table:table-cell>
          <table:table-cell table:number-columns-repeated="7"/>
        </table:table-row>
        <table:table-row table:style-name="ro1">
          <table:table-cell office:value-type="float" office:value="0.0069" calcext:value-type="float">
            <text:p>0.0069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19084" calcext:value-type="float">
            <text:p>0.19084</text:p>
          </table:table-cell>
          <table:table-cell office:value-type="float" office:value="0.21558" calcext:value-type="float">
            <text:p>0.21558</text:p>
          </table:table-cell>
          <table:table-cell office:value-type="float" office:value="0.23548" calcext:value-type="float">
            <text:p>0.23548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04308" calcext:value-type="float">
            <text:p>0.04308</text:p>
          </table:table-cell>
          <table:table-cell office:value-type="float" office:value="0.03246" calcext:value-type="float">
            <text:p>0.03246</text:p>
          </table:table-cell>
          <table:table-cell office:value-type="float" office:value="0.0258" calcext:value-type="float">
            <text:p>0.0258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08806" calcext:value-type="float">
            <text:p>0.08806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7184" calcext:value-type="float">
            <text:p>0.07184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0.0255" calcext:value-type="float">
            <text:p>0.025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5172" calcext:value-type="float">
            <text:p>0.05172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03086" calcext:value-type="float">
            <text:p>0.03086</text:p>
          </table:table-cell>
          <table:table-cell table:number-columns-repeated="2"/>
          <table:table-cell office:value-type="float" office:value="0.0275" calcext:value-type="float">
            <text:p>0.0275</text:p>
          </table:table-cell>
          <table:table-cell office:value-type="float" office:value="0.09988" calcext:value-type="float">
            <text:p>0.09988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8514" calcext:value-type="float">
            <text:p>0.08514</text:p>
          </table:table-cell>
          <table:table-cell office:value-type="float" office:value="0.07962" calcext:value-type="float">
            <text:p>0.07962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7646" calcext:value-type="float">
            <text:p>0.07646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5086" calcext:value-type="float">
            <text:p>0.05086</text:p>
          </table:table-cell>
          <table:table-cell office:value-type="float" office:value="0.03918" calcext:value-type="float">
            <text:p>0.03918</text:p>
          </table:table-cell>
          <table:table-cell table:number-columns-repeated="2"/>
          <table:table-cell office:value-type="float" office:value="0.028" calcext:value-type="float">
            <text:p>0.028</text:p>
          </table:table-cell>
          <table:table-cell office:value-type="float" office:value="0.10902" calcext:value-type="float">
            <text:p>0.10902</text:p>
          </table:table-cell>
          <table:table-cell office:value-type="float" office:value="0.10272" calcext:value-type="float">
            <text:p>0.10272</text:p>
          </table:table-cell>
          <table:table-cell office:value-type="float" office:value="0.09948" calcext:value-type="float">
            <text:p>0.09948</text:p>
          </table:table-cell>
          <table:table-cell office:value-type="float" office:value="0.09346" calcext:value-type="float">
            <text:p>0.09346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8746" calcext:value-type="float">
            <text:p>0.08746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6006" calcext:value-type="float">
            <text:p>0.06006</text:p>
          </table:table-cell>
          <table:table-cell office:value-type="float" office:value="0.05078" calcext:value-type="float">
            <text:p>0.05078</text:p>
          </table:table-cell>
          <table:table-cell table:number-columns-repeated="2"/>
          <table:table-cell office:value-type="float" office:value="0.0285" calcext:value-type="float">
            <text:p>0.0285</text:p>
          </table:table-cell>
          <table:table-cell office:value-type="float" office:value="0.12074" calcext:value-type="float">
            <text:p>0.12074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11392" calcext:value-type="float">
            <text:p>0.11392</text:p>
          </table:table-cell>
          <table:table-cell office:value-type="float" office:value="0.11194" calcext:value-type="float">
            <text:p>0.1119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9972" calcext:value-type="float">
            <text:p>0.09972</text:p>
          </table:table-cell>
          <table:table-cell office:value-type="float" office:value="0.08568" calcext:value-type="float">
            <text:p>0.08568</text:p>
          </table:table-cell>
          <table:table-cell office:value-type="float" office:value="0.07392" calcext:value-type="float">
            <text:p>0.07392</text:p>
          </table:table-cell>
          <table:table-cell office:value-type="float" office:value="0.06542" calcext:value-type="float">
            <text:p>0.0654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3278" calcext:value-type="float">
            <text:p>0.13278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2956" calcext:value-type="float">
            <text:p>0.12956</text:p>
          </table:table-cell>
          <table:table-cell office:value-type="float" office:value="0.12716" calcext:value-type="float">
            <text:p>0.12716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11296" calcext:value-type="float">
            <text:p>0.11296</text:p>
          </table:table-cell>
          <table:table-cell office:value-type="float" office:value="0.10166" calcext:value-type="float">
            <text:p>0.10166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796" calcext:value-type="float">
            <text:p>0.0796</text:p>
          </table:table-cell>
          <table:table-cell table:number-columns-repeated="2"/>
          <table:table-cell office:value-type="float" office:value="0.0295" calcext:value-type="float">
            <text:p>0.0295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12684" calcext:value-type="float">
            <text:p>0.12684</text:p>
          </table:table-cell>
          <table:table-cell office:value-type="float" office:value="0.11516" calcext:value-type="float">
            <text:p>0.11516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10022" calcext:value-type="float">
            <text:p>0.10022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15862" calcext:value-type="float">
            <text:p>0.15862</text:p>
          </table:table-cell>
          <table:table-cell office:value-type="float" office:value="0.16394" calcext:value-type="float">
            <text:p>0.16394</text:p>
          </table:table-cell>
          <table:table-cell office:value-type="float" office:value="0.16592" calcext:value-type="float">
            <text:p>0.16592</text:p>
          </table:table-cell>
          <table:table-cell office:value-type="float" office:value="0.17326" calcext:value-type="float">
            <text:p>0.17326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14458" calcext:value-type="float">
            <text:p>0.14458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2742" calcext:value-type="float">
            <text:p>0.12742</text:p>
          </table:table-cell>
          <table:table-cell office:value-type="float" office:value="0.12078" calcext:value-type="float">
            <text:p>0.12078</text:p>
          </table:table-cell>
          <table:table-cell table:number-columns-repeated="2"/>
          <table:table-cell office:value-type="float" office:value="0.0305" calcext:value-type="float">
            <text:p>0.0305</text:p>
          </table:table-cell>
          <table:table-cell office:value-type="float" office:value="0.17494" calcext:value-type="float">
            <text:p>0.17494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0.18506" calcext:value-type="float">
            <text:p>0.18506</text:p>
          </table:table-cell>
          <table:table-cell office:value-type="float" office:value="0.19664" calcext:value-type="float">
            <text:p>0.19664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16132" calcext:value-type="float">
            <text:p>0.16132</text:p>
          </table:table-cell>
          <table:table-cell office:value-type="float" office:value="0.15536" calcext:value-type="float">
            <text:p>0.15536</text:p>
          </table:table-cell>
          <table:table-cell office:value-type="float" office:value="0.15242" calcext:value-type="float">
            <text:p>0.15242</text:p>
          </table:table-cell>
          <table:table-cell office:value-type="float" office:value="0.14438" calcext:value-type="float">
            <text:p>0.14438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068" calcext:value-type="float">
            <text:p>0.20068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2492" calcext:value-type="float">
            <text:p>0.22492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17966" calcext:value-type="float">
            <text:p>0.17966</text:p>
          </table:table-cell>
          <table:table-cell office:value-type="float" office:value="0.17904" calcext:value-type="float">
            <text:p>0.17904</text:p>
          </table:table-cell>
          <table:table-cell office:value-type="float" office:value="0.17194" calcext:value-type="float">
            <text:p>0.17194</text:p>
          </table:table-cell>
          <table:table-cell office:value-type="float" office:value="0.17382" calcext:value-type="float">
            <text:p>0.17382</text:p>
          </table:table-cell>
          <table:table-cell table:number-columns-repeated="2"/>
          <table:table-cell office:value-type="float" office:value="0.0315" calcext:value-type="float">
            <text:p>0.0315</text:p>
          </table:table-cell>
          <table:table-cell office:value-type="float" office:value="0.20166" calcext:value-type="float">
            <text:p>0.20166</text:p>
          </table:table-cell>
          <table:table-cell office:value-type="float" office:value="0.21882" calcext:value-type="float">
            <text:p>0.21882</text:p>
          </table:table-cell>
          <table:table-cell office:value-type="float" office:value="0.23246" calcext:value-type="float">
            <text:p>0.23246</text:p>
          </table:table-cell>
          <table:table-cell office:value-type="float" office:value="0.24774" calcext:value-type="float">
            <text:p>0.2477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20166" calcext:value-type="float">
            <text:p>0.20166</text:p>
          </table:table-cell>
          <table:table-cell office:value-type="float" office:value="0.19744" calcext:value-type="float">
            <text:p>0.19744</text:p>
          </table:table-cell>
          <table:table-cell office:value-type="float" office:value="0.20024" calcext:value-type="float">
            <text:p>0.20024</text:p>
          </table:table-cell>
          <table:table-cell office:value-type="float" office:value="0.20334" calcext:value-type="float">
            <text:p>0.20334</text:p>
          </table:table-cell>
          <table:table-cell table:number-columns-repeated="2"/>
          <table:table-cell office:value-type="float" office:value="0.032" calcext:value-type="float">
            <text:p>0.032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23812" calcext:value-type="float">
            <text:p>0.23812</text:p>
          </table:table-cell>
          <table:table-cell office:value-type="float" office:value="0.25956" calcext:value-type="float">
            <text:p>0.25956</text:p>
          </table:table-cell>
          <table:table-cell office:value-type="float" office:value="0.2763" calcext:value-type="float">
            <text:p>0.276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974" calcext:value-type="float">
            <text:p>0.21974</text:p>
          </table:table-cell>
          <table:table-cell office:value-type="float" office:value="0.22856" calcext:value-type="float">
            <text:p>0.22856</text:p>
          </table:table-cell>
          <table:table-cell office:value-type="float" office:value="0.23504" calcext:value-type="float">
            <text:p>0.23504</text:p>
          </table:table-cell>
          <table:table-cell office:value-type="float" office:value="0.24142" calcext:value-type="float">
            <text:p>0.24142</text:p>
          </table:table-cell>
          <table:table-cell table:number-columns-repeated="7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24416" calcext:value-type="float">
            <text:p>0.24416</text:p>
          </table:table-cell>
          <table:table-cell office:value-type="float" office:value="0.25382" calcext:value-type="float">
            <text:p>0.25382</text:p>
          </table:table-cell>
          <table:table-cell office:value-type="float" office:value="0.26788" calcext:value-type="float">
            <text:p>0.26788</text:p>
          </table:table-cell>
          <table:table-cell office:value-type="float" office:value="0.28316" calcext:value-type="float">
            <text:p>0.28316</text:p>
          </table:table-cell>
          <table:table-cell table:number-columns-repeated="7"/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26676" calcext:value-type="float">
            <text:p>0.26676</text:p>
          </table:table-cell>
          <table:table-cell office:value-type="float" office:value="0.28186" calcext:value-type="float">
            <text:p>0.28186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31752" calcext:value-type="float">
            <text:p>0.31752</text:p>
          </table:table-cell>
          <table:table-cell table:number-columns-repeated="7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29056" calcext:value-type="float">
            <text:p>0.29056</text:p>
          </table:table-cell>
          <table:table-cell office:value-type="float" office:value="0.31494" calcext:value-type="float">
            <text:p>0.31494</text:p>
          </table:table-cell>
          <table:table-cell office:value-type="float" office:value="0.33766" calcext:value-type="float">
            <text:p>0.33766</text:p>
          </table:table-cell>
          <table:table-cell office:value-type="float" office:value="0.36608" calcext:value-type="float">
            <text:p>0.36608</text:p>
          </table:table-cell>
          <table:table-cell table:number-columns-repeated="7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15067" calcext:value-type="float">
            <text:p>0.0115067</text:p>
          </table:table-cell>
          <table:table-cell office:value-type="float" office:value="0.0110493" calcext:value-type="float">
            <text:p>0.0110493</text:p>
          </table:table-cell>
          <table:table-cell office:value-type="float" office:value="0.0110378" calcext:value-type="float">
            <text:p>0.0110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26833" calcext:value-type="float">
            <text:p>0.0126833</text:p>
          </table:table-cell>
          <table:table-cell office:value-type="float" office:value="0.012168" calcext:value-type="float">
            <text:p>0.012168</text:p>
          </table:table-cell>
          <table:table-cell office:value-type="float" office:value="0.0122078" calcext:value-type="float">
            <text:p>0.01220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38133" calcext:value-type="float">
            <text:p>0.0138133</text:p>
          </table:table-cell>
          <table:table-cell office:value-type="float" office:value="0.0135413" calcext:value-type="float">
            <text:p>0.0135413</text:p>
          </table:table-cell>
          <table:table-cell office:value-type="float" office:value="0.0138122" calcext:value-type="float">
            <text:p>0.0138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1867" calcext:value-type="float">
            <text:p>0.0151867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6411" calcext:value-type="float">
            <text:p>0.0156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16708" calcext:value-type="float">
            <text:p>0.016708</text:p>
          </table:table-cell>
          <table:table-cell office:value-type="float" office:value="0.0173578" calcext:value-type="float">
            <text:p>0.01735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81283" calcext:value-type="float">
            <text:p>0.0181283</text:p>
          </table:table-cell>
          <table:table-cell office:value-type="float" office:value="0.0184707" calcext:value-type="float">
            <text:p>0.0184707</text:p>
          </table:table-cell>
          <table:table-cell office:value-type="float" office:value="0.0192822" calcext:value-type="float">
            <text:p>0.0192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00017" calcext:value-type="float">
            <text:p>0.0200017</text:p>
          </table:table-cell>
          <table:table-cell office:value-type="float" office:value="0.0207427" calcext:value-type="float">
            <text:p>0.0207427</text:p>
          </table:table-cell>
          <table:table-cell office:value-type="float" office:value="0.0218144" calcext:value-type="float">
            <text:p>0.0218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7:43:27.714969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19:35:53.520473398</dc:date>
    <meta:editing-duration>P3DT6H16M30S</meta:editing-duration>
    <meta:editing-cycles>484</meta:editing-cycles>
    <meta:generator>LibreOffice/5.1.6.2$Linux_X86_64 LibreOffice_project/10m0$Build-2</meta:generator>
    <meta:document-statistic meta:table-count="4" meta:cell-count="3591" meta:object-count="0"/>
  </office:meta>
</office:document-meta>
</file>